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7.103cm"/>
    </style:style>
    <style:style style:name="co4" style:family="table-column">
      <style:table-column-properties fo:break-before="auto" style:column-width="4.0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A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Name of Program</text:p>
          </table:table-cell>
          <table:table-cell office:value-type="string">
            <text:p>Description</text:p>
          </table:table-cell>
          <table:table-cell office:value-type="string">
            <text:p>Something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relDraw</text:p>
          </table:table-cell>
          <table:table-cell office:value-type="string">
            <text:p>Векторн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lender</text:p>
          </table:table-cell>
          <table:table-cell office:value-type="string">
            <text:p>3Д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itWarden</text:p>
          </table:table-cell>
          <table:table-cell office:value-type="string">
            <text:p>Хранение паролей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orBrowser</text:p>
          </table:table-cell>
          <table:table-cell office:value-type="string">
            <text:p>Браузер в обход блокировок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ostman</text:p>
          </table:table-cell>
          <table:table-cell office:value-type="string">
            <text:p>Посылатель запросов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rome</text:p>
          </table:table-cell>
          <table:table-cell office:value-type="string">
            <text:p>Брауз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inks</text:p>
          </table:table-cell>
          <table:table-cell office:value-type="string">
            <text:p>Текстовый Брауз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it</text:p>
          </table:table-cell>
          <table:table-cell office:value-type="string">
            <text:p>контроль версий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rduino IDE</text:p>
          </table:table-cell>
          <table:table-cell office:value-type="string">
            <text:p>IDE <text:s/>для ардуино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nuPG</text:p>
          </table:table-cell>
          <table:table-cell office:value-type="string">
            <text:p>Ключики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ho 12</text:p>
          </table:table-cell>
          <table:table-cell office:value-type="string">
            <text:p>Анимации пилит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oon Boom</text:p>
          </table:table-cell>
          <table:table-cell office:value-type="string">
            <text:p>Тоже анимации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Animate</text:p>
          </table:table-cell>
          <table:table-cell office:value-type="string">
            <text:p>Тоже анимации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Illustrator</text:p>
          </table:table-cell>
          <table:table-cell office:value-type="string">
            <text:p>Векторн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Photoshop</text:p>
          </table:table-cell>
          <table:table-cell office:value-type="string">
            <text:p>Редактор фотографий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After Effect</text:p>
          </table:table-cell>
          <table:table-cell office:value-type="string">
            <text:p>Редактор Спецэффектов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utoruns</text:p>
          </table:table-cell>
          <table:table-cell office:value-type="string">
            <text:p>Управление автозапуско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canner</text:p>
          </table:table-cell>
          <table:table-cell office:value-type="string">
            <text:p>Сканер свободного мест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ocess Hacker</text:p>
          </table:table-cell>
          <table:table-cell office:value-type="string">
            <text:p>Диспетчер задач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ithub</text:p>
          </table:table-cell>
          <table:table-cell office:value-type="string">
            <text:p>Сервер гит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tellij IDEA</text:p>
          </table:table-cell>
          <table:table-cell office:value-type="string">
            <text:p>Среда для Джавы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otepad++</text:p>
          </table:table-cell>
          <table:table-cell office:value-type="string">
            <text:p>Текстов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pic Pen</text:p>
          </table:table-cell>
          <table:table-cell office:value-type="string">
            <text:p>Рисовалка поверх окон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asm ARM</text:p>
          </table:table-cell>
          <table:table-cell office:value-type="string">
            <text:p>Фасм для АР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resh IDE</text:p>
          </table:table-cell>
          <table:table-cell office:value-type="string">
            <text:p>среда для Фас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ИС Дракон</text:p>
          </table:table-cell>
          <table:table-cell office:value-type="string">
            <text:p>Визуальная среда Фас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im</text:p>
          </table:table-cell>
          <table:table-cell office:value-type="string">
            <text:p>Консольный текстов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ash</text:p>
          </table:table-cell>
          <table:table-cell office:value-type="string">
            <text:p>Консолька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ostgresSQL</text:p>
          </table:table-cell>
          <table:table-cell office:value-type="string">
            <text:p>База данных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QL lite</text:p>
          </table:table-cell>
          <table:table-cell office:value-type="string">
            <text:p>Легкая база данных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WinMerge</text:p>
          </table:table-cell>
          <table:table-cell office:value-type="string">
            <text:p>Утилита для мержа всего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ydrusNetwork</text:p>
          </table:table-cell>
          <table:table-cell office:value-type="string">
            <text:p>Контент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troShare</text:p>
          </table:table-cell>
          <table:table-cell office:value-type="string">
            <text:p>Мессендж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iscord</text:p>
          </table:table-cell>
          <table:table-cell office:value-type="string">
            <text:p>Мессенджер для иг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ulcan SDK</text:p>
          </table:table-cell>
          <table:table-cell office:value-type="string">
            <text:p>для создания графен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make</text:p>
          </table:table-cell>
          <table:table-cell office:value-type="string">
            <text:p>Сборщик програмулек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WinXEditor</text:p>
          </table:table-cell>
          <table:table-cell office:value-type="string">
            <text:p>Win + X меню еди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WinAeroTweak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hellView EasyContextMenu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tom</text:p>
          </table:table-cell>
          <table:table-cell office:value-type="string">
            <text:p>среда разработки кастомизируемая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met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ireShark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ogisim</text:p>
          </table:table-cell>
          <table:table-cell office:value-type="string">
            <text:p>Редактор схе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Q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olfram Engin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LC player</text:p>
          </table:table-cell>
          <table:table-cell office:value-type="string">
            <text:p>Медиапроигрывател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reeDownloadMaster</text:p>
          </table:table-cell>
          <table:table-cell office:value-type="string">
            <text:p>Менеджер загрузок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ileZilla</text:p>
          </table:table-cell>
          <table:table-cell office:value-type="string">
            <text:p>FTP клиент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ultiCommander</text:p>
          </table:table-cell>
          <table:table-cell office:value-type="string">
            <text:p>Файловый менедж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lashPlayer</text:p>
          </table:table-cell>
          <table:table-cell office:value-type="string">
            <text:p>мертвая технология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dobe Premier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L studio</text:p>
          </table:table-cell>
          <table:table-cell office:value-type="string">
            <text:p>Музык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irtualCloneDrive</text:p>
          </table:table-cell>
          <table:table-cell office:value-type="string">
            <text:p>Эмулятор дисков, на 10 неактуально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osettaStone</text:p>
          </table:table-cell>
          <table:table-cell office:value-type="string">
            <text:p>Инглиштиче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nView</text:p>
          </table:table-cell>
          <table:table-cell office:value-type="string">
            <text:p>Просмотрщик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conver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kscape</text:p>
          </table:table-cell>
          <table:table-cell office:value-type="string">
            <text:p>Векторный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zBrush</text:p>
          </table:table-cell>
          <table:table-cell office:value-type="string">
            <text:p>3Д Редакто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aintToolSai</text:p>
          </table:table-cell>
          <table:table-cell office:value-type="string">
            <text:p>Рисовлк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aint.Net</text:p>
          </table:table-cell>
          <table:table-cell office:value-type="string">
            <text:p>Рисовалк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nity</text:p>
          </table:table-cell>
          <table:table-cell office:value-type="string">
            <text:p>Движок игр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nrealEngine</text:p>
          </table:table-cell>
          <table:table-cell office:value-type="string">
            <text:p>Движок игр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office:value-type="string">
            <text:p>Name of Game</text:p>
          </table:table-cell>
          <table:table-cell table:style-name="Default" office:value-type="string">
            <text:p>Achivements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League of Legend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errari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attleri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L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iny theif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finy Factor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actori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ivinity original Sin EE E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ivinity original Sin EE EE 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kullgirl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inding of Isaa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su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eometry Das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IS 10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henzhen I/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Apunk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FS most wante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FS Carb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FS Prostree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all of duty world at Wa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uper meat bo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WBTB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WBT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WBTJ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ouhou ..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gici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anki Onlin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ronghold crusad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anmaku Deat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ypt of Necrodanc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ossou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orms..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office:value-type="string">
            <text:p>Name of Anime</text:p>
          </table:table-cell>
          <table:table-cell office:value-type="string">
            <text:p>Description</text:p>
          </table:table-cell>
          <table:table-cell office:value-type="string">
            <text:p>Rating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troit Metal Cit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leac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oku no hero</text:p>
          </table:table-cell>
          <table:table-cell table:number-columns-repeated="1022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5.07.2020</text:date>, <text:time>17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32M23S</meta:editing-duration>
    <meta:editing-cycles>9</meta:editing-cycles>
    <meta:generator>OpenOffice/4.1.7$Win32 OpenOffice.org_project/417m1$Build-9800</meta:generator>
    <dc:date>2020-07-25T17:24:21.54</dc:date>
    <meta:document-statistic meta:table-count="1" meta:cell-count="159" meta:object-count="0"/>
    <meta:user-defined meta:name="Info 1"/>
    <meta:user-defined meta:name="Info 2"/>
    <meta:user-defined meta:name="Info 3"/>
    <meta:user-defined meta:name="Info 4"/>
  </office:meta>
</office:document-meta>
</file>